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32000000617E14AE21.png" manifest:media-type="image/png"/>
  <manifest:file-entry manifest:full-path="Pictures/100000000000005600000019DD42DE5F.png" manifest:media-type="image/png"/>
  <manifest:file-entry manifest:full-path="Pictures/10000000000001200000007BDEDA665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swiss"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textarea-vertical-align="middle" loext:decorative="fals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1.227cm" fo:min-width="18.3cm" loext:decorative="false"/>
      <style:paragraph-properties style:writing-mode="lr-tb"/>
    </style:style>
    <style:style style:name="gr4" style:family="graphic" style:parent-style-name="standard">
      <style:graphic-properties draw:stroke="none" svg:stroke-color="#000000" draw:fill="none" draw:fill-color="#ffffff" fo:min-height="24.716cm" loext:decorative="false"/>
      <style:paragraph-properties style:writing-mode="lr-tb"/>
    </style:style>
    <style:style style:name="gr5" style:family="graphic" style:parent-style-name="objectwithoutfill">
      <style:graphic-properties draw:marker-end="Arrow" draw:marker-end-width="0.3cm" draw:fill="none" draw:textarea-vertical-align="middle" loext:decorative="false"/>
    </style:style>
    <style:style style:name="gr6" style:family="graphic" style:parent-style-name="objectwithoutfill">
      <style:graphic-properties draw:marker-start="Arrow" draw:fill="none" draw:textarea-vertical-align="middle" loext:decorative="false"/>
    </style:style>
    <style:style style:name="gr7" style:family="graphic" style:parent-style-name="standard">
      <style:graphic-properties draw:stroke="none" draw:fill="none" draw:fill-color="#ffffff" draw:auto-grow-width="true" fo:min-height="0.75cm" fo:min-width="13.6cm" loext:decorative="false"/>
      <style:paragraph-properties style:writing-mode="lr-tb"/>
    </style:style>
    <style:style style:name="gr8" style:family="graphic" style:parent-style-name="standard">
      <style:graphic-properties draw:fill-color="#ffffcc" draw:textarea-horizontal-align="left" draw:textarea-vertical-align="middle" loext:decorative="false"/>
      <style:paragraph-properties style:writing-mode="lr-tb"/>
    </style:style>
    <style:style style:name="gr9" style:family="graphic" style:parent-style-name="standard">
      <style:graphic-properties draw:textarea-horizontal-align="justify" draw:textarea-vertical-align="middle" draw:auto-grow-height="false" fo:min-height="0.15cm" fo:min-width="4.106cm" style:writing-mode="lr-tb" loext:decorative="false"/>
      <style:paragraph-properties style:writing-mode="lr-tb"/>
    </style:style>
    <style:style style:name="gr10" style:family="graphic" style:parent-style-name="standard">
      <style:graphic-properties draw:textarea-horizontal-align="justify" draw:textarea-vertical-align="middle" draw:auto-grow-height="false" fo:min-height="0.15cm" fo:min-width="7.75cm" style:writing-mode="lr-tb" loext:decorative="false"/>
      <style:paragraph-properties style:writing-mode="lr-tb"/>
    </style:style>
    <style:style style:name="gr11" style:family="graphic" style:parent-style-name="standard">
      <style:graphic-properties draw:fill-color="#ffd320" draw:textarea-horizontal-align="justify" draw:textarea-vertical-align="middle" draw:auto-grow-height="false" fo:min-height="0cm" fo:min-width="0cm" style:writing-mode="lr-tb" loext:decorative="false"/>
      <style:paragraph-properties style:writing-mode="lr-tb"/>
    </style:style>
    <style:style style:name="gr12" style:family="graphic" style:parent-style-name="standard">
      <style:graphic-properties draw:stroke="none" svg:stroke-color="#000000" draw:fill="none" draw:fill-color="#ffffff" fo:min-height="2.371cm" loext:decorative="false"/>
      <style:paragraph-properties style:writing-mode="lr-tb"/>
    </style:style>
    <style:style style:name="gr13" style:family="graphic" style:parent-style-name="standard">
      <style:graphic-properties draw:stroke="none" draw:fill="none" fo:min-height="27.789cm" loext:decorative="false"/>
      <style:paragraph-properties style:writing-mode="lr-tb"/>
    </style:style>
    <style:style style:name="gr14" style:family="graphic" style:parent-style-name="standard">
      <style:graphic-properties draw:textarea-horizontal-align="justify" draw:textarea-vertical-align="middle" draw:auto-grow-height="false" fo:min-height="0cm" fo:min-width="0cm" loext:decorative="false"/>
    </style:style>
    <style:style style:name="gr15" style:family="graphic" style:parent-style-name="standard">
      <style:graphic-properties draw:fill="none" draw:textarea-vertical-align="middle" loext:decorative="false"/>
      <style:paragraph-properties style:writing-mode="lr-tb"/>
    </style:style>
    <style:style style:name="gr16" style:family="graphic" style:parent-style-name="standard">
      <style:graphic-properties draw:textarea-horizontal-align="justify" draw:textarea-vertical-align="middle" draw:auto-grow-height="false" fo:min-height="0cm" fo:min-width="0cm" style:writing-mode="lr-tb" loext:decorative="false"/>
      <style:paragraph-properties style:writing-mode="lr-tb"/>
    </style:style>
    <style:style style:name="gr17" style:family="graphic" style:parent-style-name="standard">
      <style:graphic-properties draw:stroke="none" draw:fill="solid" draw:fill-color="#ffff66" fo:min-height="1.897cm" loext:decorative="false"/>
      <style:paragraph-properties style:writing-mode="lr-tb"/>
    </style:style>
    <style:style style:name="gr18" style:family="graphic" style:parent-style-name="standard">
      <style:graphic-properties draw:textarea-horizontal-align="left" draw:textarea-vertical-align="top" loext:decorative="false"/>
      <style:paragraph-properties style:writing-mode="lr-tb"/>
    </style:style>
    <style:style style:name="gr19" style:family="graphic" style:parent-style-name="standard">
      <style:graphic-properties draw:stroke="none" draw:fill="solid" draw:fill-color="#ffff66" fo:min-height="2.371cm" loext:decorative="false"/>
      <style:paragraph-properties style:writing-mode="lr-tb"/>
    </style:style>
    <style:style style:name="gr20" style:family="graphic" style:parent-style-name="standard">
      <style:graphic-properties draw:stroke="none" draw:fill="none" fo:min-height="27.196cm" loext:decorative="false"/>
      <style:paragraph-properties style:writing-mode="lr-tb"/>
    </style:style>
    <style:style style:name="gr21" style:family="graphic" style:parent-style-name="standard">
      <style:graphic-properties draw:fill="solid" draw:fill-color="#ffffa6" draw:textarea-vertical-align="middle" loext:decorative="false"/>
      <style:paragraph-properties style:writing-mode="lr-tb"/>
    </style:style>
    <style:style style:name="gr22" style:family="graphic" style:parent-style-name="standard">
      <style:graphic-properties draw:fill="solid" draw:fill-color="#fff5ce" draw:textarea-vertical-align="middle" loext:decorative="false"/>
      <style:paragraph-properties style:writing-mode="lr-tb"/>
    </style:style>
    <style:style style:name="gr23" style:family="graphic" style:parent-style-name="standard">
      <style:graphic-properties draw:fill="solid" draw:fill-color="#ffff6d" draw:textarea-vertical-align="middle"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start" style:text-autospace="none" style:line-break="normal" style:writing-mode="page"/>
      <style:text-properties fo:hyphenate="false"/>
    </style:style>
    <style:style style:name="P4" style:family="paragraph">
      <loext:graphic-properties draw:fill="none" draw:fill-color="#ffffff"/>
      <style:text-properties fo:font-size="10pt" style:font-size-asian="10pt" style:font-size-complex="10pt"/>
    </style:style>
    <style:style style:name="P5" style:family="paragraph">
      <style:paragraph-properties fo:text-align="end"/>
    </style:style>
    <style:style style:name="P6" style:family="paragraph">
      <style:paragraph-properties style:line-height-at-least="0.353cm"/>
    </style:style>
    <style:style style:name="P7" style:family="paragraph">
      <style:paragraph-properties style:line-height-at-least="0.353cm" fo:text-align="start"/>
    </style:style>
    <style:style style:name="P8" style:family="paragraph">
      <style:paragraph-properties style:line-height-at-least="0.353cm" fo:text-align="end"/>
    </style:style>
    <style:style style:name="P9" style:family="paragraph">
      <style:paragraph-properties fo:margin-left="8.315cm" fo:margin-right="0cm" style:line-height-at-least="0.353cm" fo:text-indent="0cm"/>
    </style:style>
    <style:style style:name="P10" style:family="paragraph">
      <style:paragraph-properties fo:margin-left="8.546cm" fo:margin-right="0cm" style:line-height-at-least="0.353cm" fo:text-align="end" fo:text-indent="0cm"/>
    </style:style>
    <style:style style:name="P11" style:family="paragraph">
      <style:paragraph-properties style:line-height-at-least="0.353cm" fo:text-align="center"/>
    </style:style>
    <style:style style:name="P12" style:family="paragraph">
      <style:paragraph-properties fo:margin-left="0cm" fo:margin-right="0cm" fo:margin-top="0cm" fo:margin-bottom="0cm" style:line-height-at-least="0.353cm" fo:text-align="end" fo:text-indent="0cm" loext:tab-stop-distance="0cm">
        <style:tab-stops/>
      </style:paragraph-properties>
    </style:style>
    <style:style style:name="P13" style:family="paragraph">
      <style:paragraph-properties fo:margin-left="0cm" fo:margin-right="0cm" fo:margin-top="0cm" fo:margin-bottom="0cm" style:line-height-at-least="0.353cm" fo:text-align="end" fo:text-indent="0cm"/>
    </style:style>
    <style:style style:name="P14" style:family="paragraph">
      <style:paragraph-properties style:line-height-at-least="0.353cm" fo:text-align="start" loext:tab-stop-distance="0cm">
        <style:tab-stops/>
      </style:paragraph-properties>
    </style:style>
    <style:style style:name="P15" style:family="paragraph">
      <style:paragraph-properties style:line-height-at-least="0.353cm" fo:text-align="end" loext:tab-stop-distance="0cm">
        <style:tab-stops/>
      </style:paragraph-properties>
    </style:style>
    <style:style style:name="P16" style:family="paragraph">
      <loext:graphic-properties draw:fill="none" draw:fill-color="#ffffff"/>
      <style:text-properties fo:font-size="12pt" style:font-size-asian="12pt" style:font-size-complex="12pt"/>
    </style:style>
    <style:style style:name="P17" style:family="paragraph">
      <loext:graphic-properties draw:fill="none" draw:fill-color="#ffffff"/>
    </style:style>
    <style:style style:name="P18" style:family="paragraph">
      <style:paragraph-properties fo:text-align="center"/>
      <style:text-properties fo:font-size="10pt" style:font-size-asian="10pt" style:font-size-complex="10pt"/>
    </style:style>
    <style:style style:name="P19" style:family="paragraph">
      <style:paragraph-properties fo:text-align="start"/>
    </style:style>
    <style:style style:name="P20" style:family="paragraph">
      <loext:graphic-properties draw:fill-color="#ffffcc"/>
      <style:paragraph-properties fo:text-align="end"/>
      <style:text-properties fo:font-size="20pt" style:font-size-asian="20pt" style:font-size-complex="20pt"/>
    </style:style>
    <style:style style:name="P21" style:family="paragraph">
      <style:paragraph-properties fo:text-align="center"/>
      <style:text-properties fo:font-size="14pt" fo:font-weight="bold" style:font-weight-asian="bold" style:font-weight-complex="bold"/>
    </style:style>
    <style:style style:name="P22" style:family="paragraph">
      <style:paragraph-properties fo:text-align="center" style:writing-mode="lr-tb"/>
      <style:text-properties fo:font-size="14pt" fo:font-weight="bold" style:font-weight-asian="bold" style:font-weight-complex="bold"/>
    </style:style>
    <style:style style:name="P23" style:family="paragraph">
      <style:paragraph-properties fo:text-align="center"/>
      <style:text-properties fo:font-size="8pt" style:font-size-asian="8pt" style:font-size-complex="8pt"/>
    </style:style>
    <style:style style:name="P24" style:family="paragraph">
      <loext:graphic-properties draw:fill-color="#ffd320"/>
      <style:paragraph-properties fo:text-align="center" style:writing-mode="lr-tb"/>
      <style:text-properties fo:font-size="8pt" style:font-size-asian="8pt" style:font-size-complex="8pt"/>
    </style:style>
    <style:style style:name="P25" style:family="paragraph">
      <loext:graphic-properties draw:fill="none"/>
      <style:text-properties fo:font-size="14pt" style:font-size-asian="14pt" style:font-size-complex="14pt"/>
    </style:style>
    <style:style style:name="P26" style:family="paragraph">
      <loext:graphic-properties draw:fill-color="#ffffcc"/>
      <style:paragraph-properties fo:text-align="end"/>
      <style:text-properties fo:font-size="14pt" style:font-size-asian="14pt" style:font-size-complex="14pt"/>
    </style:style>
    <style:style style:name="P27" style:family="paragraph">
      <loext:graphic-properties draw:fill-color="#ffffcc"/>
      <style:paragraph-properties fo:text-align="end"/>
      <style:text-properties fo:font-size="8pt" style:font-size-asian="8pt" style:font-size-complex="8pt"/>
    </style:style>
    <style:style style:name="P28" style:family="paragraph">
      <loext:graphic-properties draw:fill="none"/>
      <style:paragraph-properties fo:text-align="center"/>
      <style:text-properties fo:font-size="12pt" style:font-size-asian="12pt" style:font-size-complex="12pt"/>
    </style:style>
    <style:style style:name="P29" style:family="paragraph">
      <style:paragraph-properties fo:text-align="justify"/>
    </style:style>
    <style:style style:name="P30" style:family="paragraph">
      <loext:graphic-properties draw:fill="none"/>
      <style:paragraph-properties fo:text-align="center"/>
      <style:text-properties fo:font-size="8pt" style:font-size-asian="8pt" style:font-size-complex="8pt"/>
    </style:style>
    <style:style style:name="P31" style:family="paragraph">
      <style:paragraph-properties fo:text-align="center"/>
      <style:text-properties fo:font-size="14pt" style:font-size-asian="14pt" style:font-size-complex="14pt"/>
    </style:style>
    <style:style style:name="P32" style:family="paragraph">
      <style:paragraph-properties fo:text-align="center"/>
      <style:text-properties fo:font-size="12pt" style:font-size-asian="12pt" style:font-size-complex="12pt"/>
    </style:style>
    <style:style style:name="P33" style:family="paragraph">
      <style:paragraph-properties fo:text-align="center" style:writing-mode="lr-tb"/>
    </style:style>
    <style:style style:name="P34" style:family="paragraph">
      <style:paragraph-properties fo:margin-top="0.42cm" fo:margin-bottom="0.35cm"/>
    </style:style>
    <style:style style:name="P35" style:family="paragraph">
      <loext:graphic-properties draw:fill="solid" draw:fill-color="#ffff66"/>
      <style:text-properties fo:font-size="12pt" style:font-size-asian="12pt" style:font-size-complex="12pt"/>
    </style:style>
    <style:style style:name="P36" style:family="paragraph">
      <style:paragraph-properties fo:text-align="center"/>
      <style:text-properties fo:font-weight="bold" style:font-weight-asian="bold" style:font-weight-complex="bold"/>
    </style:style>
    <style:style style:name="P37" style:family="paragraph">
      <loext:graphic-properties draw:fill="solid" draw:fill-color="#ffffa6"/>
      <style:paragraph-properties fo:text-align="center"/>
      <style:text-properties fo:font-size="12pt" fo:font-weight="bold" style:font-size-asian="12pt" style:font-weight-asian="bold" style:font-size-complex="12pt" style:font-weight-complex="bold"/>
    </style:style>
    <style:style style:name="P38" style:family="paragraph">
      <loext:graphic-properties draw:fill="solid" draw:fill-color="#fff5ce"/>
      <style:paragraph-properties fo:text-align="center"/>
      <style:text-properties fo:font-size="12pt" style:font-size-asian="12pt" style:font-size-complex="12pt"/>
    </style:style>
    <style:style style:name="P39" style:family="paragraph">
      <loext:graphic-properties draw:fill="solid" draw:fill-color="#ffff6d"/>
      <style:paragraph-properties fo:text-align="center"/>
      <style:text-properties fo:font-size="12pt" style:font-size-asian="12pt" style:font-size-complex="12pt"/>
    </style:style>
    <style:style style:name="P40" style:family="paragraph">
      <loext:graphic-properties draw:fill="solid" draw:fill-color="#ffffa6"/>
      <style:paragraph-properties fo:text-align="center"/>
      <style:text-properties fo:font-size="12pt" style:font-size-asian="12pt" style:font-size-complex="12pt"/>
    </style:style>
    <style:style style:name="T1" style:family="text">
      <style:text-properties fo:font-size="7pt" style:font-size-asian="7pt" style:font-size-complex="7pt"/>
    </style:style>
    <style:style style:name="T2" style:family="text">
      <style:text-properties style:text-outline="false" style:text-line-through-style="none" style:text-line-through-type="none" style:font-name="Arial2" fo:font-size="7pt" fo:language="en" fo:country="US" fo:font-style="normal" fo:text-shadow="none" style:text-underline-style="none" fo:font-weight="normal" style:text-underline-mode="continuous" style:text-overline-mode="continuous" style:text-line-through-mode="continuous" style:font-name-asian="Microsoft YaHei" style:font-size-asian="7pt" style:language-asian="en" style:country-asian="US" style:font-style-asian="normal" style:font-weight-asian="normal" style:font-name-complex="Arial3" style:font-size-complex="7pt" style:language-complex="en" style:country-complex="US" style:font-style-complex="normal" style:font-weight-complex="normal" style:text-emphasize="none" style:font-relief="none" style:text-overline-style="none" style:text-overline-color="font-color"/>
    </style:style>
    <style:style style:name="T3" style:family="text">
      <style:text-properties fo:font-size="10pt" style:font-size-asian="10pt" style:font-size-complex="10pt"/>
    </style:style>
    <style:style style:name="T4" style:family="text">
      <style:text-properties fo:font-size="12pt" style:font-size-asian="12pt" style:font-size-complex="12pt"/>
    </style:style>
    <style:style style:name="T5"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6" style:family="text">
      <style:text-properties fo:font-size="8pt" fo:font-style="normal" style:text-underline-style="none" fo:font-weight="normal" style:font-size-asian="8pt" style:font-style-asian="normal" style:font-weight-asian="normal" style:font-size-complex="8pt" style:font-style-complex="normal" style:font-weight-complex="normal"/>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2pt" fo:font-weight="bold" style:font-size-asian="12pt" style:font-weight-asian="bold" style:font-size-complex="12pt" style:font-weight-complex="bold"/>
    </style:style>
    <style:style style:name="T9" style:family="text">
      <style:text-properties fo:color="#3333ff" loext:opacity="100%" fo:font-size="12pt" fo:font-weight="bold" style:font-size-asian="12pt" style:font-weight-asian="bold" style:font-size-complex="12pt" style:font-weight-complex="bold"/>
    </style:style>
    <style:style style:name="T10" style:family="text">
      <style:text-properties style:font-name="Arial" fo:font-size="12pt" style:letter-kerning="true" style:font-name-asian="Arial" style:font-size-asian="12pt" style:font-name-complex="Arial" style:font-size-complex="12pt"/>
    </style:style>
    <style:style style:name="T11" style:family="text">
      <style:text-properties fo:color="#3333ff" loext:opacity="100%" style:font-name="Arial" fo:font-size="12pt" style:letter-kerning="true" style:font-name-asian="Arial" style:font-size-asian="12pt" style:font-name-complex="Arial" style:font-size-complex="12pt"/>
    </style:style>
    <style:style style:name="T12" style:family="text">
      <style:text-properties fo:color="#c5000b" loext:opacity="100%" style:font-name="Mangal" fo:font-size="12pt" fo:font-weight="bold" style:letter-kerning="true" style:font-name-asian="Mangal" style:font-size-asian="12pt" style:font-weight-asian="bold" style:font-name-complex="Mangal" style:font-size-complex="12pt" style:font-weight-complex="bold"/>
    </style:style>
    <style:style style:name="T13" style:family="text">
      <style:text-properties style:font-name="Mangal" fo:font-size="12pt" style:letter-kerning="true" style:font-name-asian="Mangal" style:font-size-asian="12pt" style:font-name-complex="Mangal" style:font-size-complex="12pt"/>
    </style:style>
    <style:style style:name="T14" style:family="text">
      <style:text-properties fo:color="#ff3333" loext:opacity="100%" style:font-name="Mangal" fo:font-size="12pt" style:letter-kerning="true" style:font-name-asian="Mangal" style:font-size-asian="12pt" style:font-name-complex="Mangal" style:font-size-complex="12pt"/>
    </style:style>
    <style:style style:name="T15" style:family="text">
      <style:text-properties fo:color="#3333ff" loext:opacity="100%" style:font-name="Mangal" fo:font-size="12pt" style:letter-kerning="true" style:font-name-asian="Mangal" style:font-size-asian="12pt" style:font-name-complex="Mangal" style:font-size-complex="12pt"/>
    </style:style>
    <style:style style:name="T16" style:family="text">
      <style:text-properties style:font-name="Mangal" fo:font-size="10pt" style:letter-kerning="true" style:font-name-asian="Mangal" style:font-size-asian="10pt" style:font-name-complex="Mangal" style:font-size-complex="10pt"/>
    </style:style>
    <style:style style:name="T17" style:family="text">
      <style:text-properties fo:color="#6666ff" loext:opacity="100%" style:font-name="Arial" fo:font-size="12pt" style:letter-kerning="true" style:font-name-asian="Arial" style:font-size-asian="12pt" style:font-name-complex="Arial" style:font-size-complex="12pt"/>
    </style:style>
    <style:style style:name="T18" style:family="text">
      <style:text-properties fo:color="#6666ff" loext:opacity="100%" style:font-name="Mangal" fo:font-size="12pt" style:letter-kerning="true" style:font-name-asian="Mangal" style:font-size-asian="12pt" style:font-name-complex="Mangal" style:font-size-complex="12pt"/>
    </style:style>
    <style:style style:name="T19" style:family="text">
      <style:text-properties style:font-name="Mangal" fo:font-size="8pt" style:letter-kerning="true" style:font-name-asian="Mangal" style:font-size-asian="8pt" style:font-name-complex="Mangal" style:font-size-complex="8pt"/>
    </style:style>
    <style:style style:name="T20" style:family="text">
      <style:text-properties style:font-name="Mangal" fo:font-size="10pt" style:letter-kerning="true" style:font-name-asian="Mangal" style:font-size-asian="10pt" style:font-name-complex="Mangal" style:font-size-complex="12pt"/>
    </style:style>
    <style:style style:name="T21" style:family="text">
      <style:text-properties fo:color="#3333ff" loext:opacity="100%" style:font-name="Mangal" fo:font-size="8pt" style:letter-kerning="true" style:font-name-asian="Mangal" style:font-size-asian="8pt" style:font-name-complex="Mangal" style:font-size-complex="8pt"/>
    </style:style>
    <style:style style:name="T22" style:family="text">
      <style:text-properties fo:color="#c5000b" loext:opacity="100%" style:font-name="Mangal" fo:font-size="8pt" fo:font-weight="bold" style:letter-kerning="true" style:font-name-asian="Mangal" style:font-size-asian="8pt" style:font-weight-asian="bold" style:font-name-complex="Mangal" style:font-size-complex="8pt" style:font-weight-complex="bold"/>
    </style:style>
    <style:style style:name="T23" style:family="text">
      <style:text-properties fo:color="#ff3333" loext:opacity="100%" style:font-name="Mangal" fo:font-size="12pt" fo:font-weight="bold" style:letter-kerning="true" style:font-name-asian="Mangal" style:font-size-asian="12pt" style:font-weight-asian="bold" style:font-name-complex="Mangal" style:font-size-complex="12pt" style:font-weight-complex="bold"/>
    </style:style>
    <style:style style:name="T24" style:family="text">
      <style:text-properties fo:color="#c5000b" loext:opacity="100%" style:font-name="Arial" fo:font-size="12pt" fo:font-weight="bold" style:letter-kerning="true" style:font-name-asian="Arial" style:font-size-asian="12pt" style:font-weight-asian="bold" style:font-name-complex="Arial" style:font-size-complex="12pt" style:font-weight-complex="bold"/>
    </style:style>
    <style:style style:name="T25" style:family="text">
      <style:text-properties style:font-name="Arial" fo:font-size="12pt" fo:font-style="italic" style:letter-kerning="true" style:font-name-asian="Arial" style:font-size-asian="12pt" style:font-style-asian="italic" style:font-name-complex="Arial" style:font-size-complex="12pt" style:font-style-complex="italic"/>
    </style:style>
    <style:style style:name="T26" style:family="text">
      <style:text-properties style:font-name="Arial" fo:font-size="10pt" style:letter-kerning="true" style:font-name-asian="Arial" style:font-size-asian="10pt" style:font-name-complex="Arial" style:font-size-complex="10pt"/>
    </style:style>
    <style:style style:name="T27" style:family="text">
      <style:text-properties fo:color="#ff3333" loext:opacity="100%" style:font-name="Arial" fo:font-size="12pt" fo:font-weight="bold" style:letter-kerning="true" style:font-name-asian="Arial" style:font-size-asian="12pt" style:font-weight-asian="bold" style:font-name-complex="Arial" style:font-size-complex="12pt" style:font-weight-complex="bold"/>
    </style:style>
    <style:style style:name="T28" style:family="text">
      <style:text-properties style:font-name="Arial" fo:font-size="8pt" style:letter-kerning="true" style:font-name-asian="Arial" style:font-size-asian="8pt" style:font-name-complex="Arial" style:font-size-complex="8pt"/>
    </style:style>
    <style:style style:name="T29" style:family="text">
      <style:text-properties style:font-name="Arial" fo:font-size="16pt" fo:font-weight="bold" style:letter-kerning="true" style:font-name-asian="Arial" style:font-size-asian="16pt" style:font-weight-asian="bold" style:font-name-complex="Arial" style:font-size-complex="16pt" style:font-weight-complex="bold"/>
    </style:style>
    <style:style style:name="T30" style:family="text">
      <style:text-properties fo:font-size="8pt" style:letter-kerning="true" style:font-size-asian="8pt" style:font-size-complex="8pt"/>
    </style:style>
    <style:style style:name="T31" style:family="text">
      <style:text-properties fo:color="#000000" loext:opacity="100%" style:font-name="Arial" fo:font-size="9pt" style:letter-kerning="true" style:font-name-asian="Arial" style:font-size-asian="9pt" style:font-name-complex="Arial" style:font-size-complex="9pt"/>
    </style:style>
    <style:style style:name="T32" style:family="text">
      <style:text-properties fo:color="#000000" loext:opacity="100%" style:font-name="Mangal" fo:font-size="9pt" fo:font-weight="bold" style:letter-kerning="true" style:font-name-asian="Mangal" style:font-size-asian="9pt" style:font-weight-asian="bold" style:font-name-complex="Mangal" style:font-size-complex="9pt" style:font-weight-complex="bold"/>
    </style:style>
    <style:style style:name="T33" style:family="text">
      <style:text-properties fo:color="#000000" loext:opacity="100%" style:font-name="Mangal" fo:font-size="9pt" style:letter-kerning="true" style:font-name-asian="Mangal" style:font-size-asian="9pt" style:font-name-complex="Mangal" style:font-size-complex="9pt"/>
    </style:style>
    <style:style style:name="T34" style:family="text">
      <style:text-properties fo:color="#000000" loext:opacity="100%" style:font-name="Mangal" fo:font-size="9pt" fo:font-style="italic" style:letter-kerning="true" style:font-name-asian="Mangal" style:font-size-asian="9pt" style:font-style-asian="italic" style:font-name-complex="Mangal" style:font-size-complex="9pt" style:font-style-complex="italic"/>
    </style:style>
    <style:style style:name="T35" style:family="text">
      <style:text-properties fo:color="#000000" loext:opacity="100%" style:font-name="Mangal" fo:font-size="8pt" fo:font-style="italic" style:letter-kerning="true" style:font-name-asian="Mangal" style:font-size-asian="8pt" style:font-style-asian="italic" style:font-name-complex="Mangal" style:font-size-complex="8pt" style:font-style-complex="italic"/>
    </style:style>
    <style:style style:name="T36" style:family="text">
      <style:text-properties fo:color="#000000" loext:opacity="100%" style:font-name="Mangal" fo:font-size="12pt" fo:font-style="italic" style:letter-kerning="true" style:font-name-asian="Mangal" style:font-size-asian="12pt" style:font-style-asian="italic" style:font-name-complex="Mangal" style:font-size-complex="12pt" style:font-style-complex="italic"/>
    </style:style>
    <style:style style:name="T37" style:family="text">
      <style:text-properties fo:color="#000000" loext:opacity="100%" style:font-name="Arial" fo:font-size="8pt" style:letter-kerning="true" style:font-name-asian="Arial" style:font-size-asian="8pt" style:font-name-complex="Arial" style:font-size-complex="8pt"/>
    </style:style>
    <style:style style:name="T38" style:family="text">
      <style:text-properties fo:color="#000000" loext:opacity="100%" style:font-name="Mangal" fo:font-size="8pt" style:letter-kerning="true" style:font-name-asian="Mangal" style:font-size-asian="8pt" style:font-name-complex="Mangal" style:font-size-complex="8pt"/>
    </style:style>
    <style:style style:name="T39" style:family="text">
      <style:text-properties fo:color="#000000" loext:opacity="100%" style:font-name="Mangal" fo:font-size="12pt" style:letter-kerning="true" style:font-name-asian="Mangal" style:font-size-asian="12pt" style:font-name-complex="Mangal" style:font-size-complex="12pt"/>
    </style:style>
    <style:style style:name="T40" style:family="text">
      <style:text-properties fo:font-size="20pt" style:font-size-asian="20pt" style:font-size-complex="20pt"/>
    </style:style>
    <style:style style:name="T41" style:family="text">
      <style:text-properties fo:font-size="14pt" fo:font-weight="bold" style:font-weight-asian="bold" style:font-weight-complex="bold"/>
    </style:style>
    <style:style style:name="T42" style:family="text">
      <style:text-properties fo:font-size="8pt" style:font-size-asian="8pt" style:font-size-complex="8pt"/>
    </style:style>
    <style:style style:name="T43" style:family="text">
      <style:text-properties fo:color="#ff6600" loext:opacity="100%" fo:font-size="14pt" style:font-size-asian="14pt" style:font-size-complex="14pt"/>
    </style:style>
    <style:style style:name="T44" style:family="text">
      <style:text-properties fo:color="#ff6600" loext:opacity="100%" fo:font-size="14pt" fo:font-style="italic" style:font-size-asian="14pt" style:font-style-asian="italic" style:font-size-complex="14pt" style:font-style-complex="italic"/>
    </style:style>
    <style:style style:name="T45" style:family="text">
      <style:text-properties fo:color="#000000" loext:opacity="100%" fo:font-size="14pt" style:font-size-asian="14pt" style:font-size-complex="14pt"/>
    </style:style>
    <style:style style:name="T46" style:family="text">
      <style:text-properties fo:color="#000000" loext:opacity="100%" fo:font-size="14pt" fo:font-weight="bold" style:font-size-asian="14pt" style:font-weight-asian="bold" style:font-size-complex="14pt" style:font-weight-complex="bold"/>
    </style:style>
    <style:style style:name="T47" style:family="text">
      <style:text-properties fo:color="#000000" loext:opacity="100%" fo:font-size="14pt" fo:font-weight="normal" style:font-size-asian="14pt" style:font-weight-asian="normal" style:font-size-complex="14pt" style:font-weight-complex="normal"/>
    </style:style>
    <style:style style:name="T48" style:family="text">
      <style:text-properties fo:font-size="14pt" style:font-size-asian="14pt" style:font-size-complex="14pt"/>
    </style:style>
    <style:style style:name="T49" style:family="text">
      <style:text-properties fo:color="#6666ff" loext:opacity="100%" fo:font-size="14pt" style:font-size-asian="14pt" style:font-size-complex="14pt"/>
    </style:style>
    <style:style style:name="T50" style:family="text">
      <style:text-properties fo:font-size="8pt" fo:font-style="italic" style:font-size-asian="8pt" style:font-style-asian="italic" style:font-size-complex="8pt" style:font-style-complex="italic"/>
    </style:style>
    <style:style style:name="T51" style:family="text">
      <style:text-properties fo:font-size="8pt" fo:font-style="italic" fo:font-weight="bold" style:font-size-asian="8pt" style:font-style-asian="italic" style:font-weight-asian="bold" style:font-size-complex="8pt" style:font-style-complex="italic" style:font-weight-complex="bold"/>
    </style:style>
    <style:style style:name="T52" style:family="text">
      <style:text-properties fo:color="#ff3333" loext:opacity="100%" fo:font-size="8pt" fo:font-style="italic" fo:font-weight="bold" style:font-size-asian="8pt" style:font-style-asian="italic" style:font-weight-asian="bold" style:font-size-complex="8pt" style:font-style-complex="italic" style:font-weight-complex="bold"/>
    </style:style>
    <style:style style:name="T53" style:family="text">
      <style:text-properties fo:font-size="12pt" fo:font-style="italic" style:font-size-asian="12pt" style:font-style-asian="italic" style:font-size-complex="6.80000019073486pt" style:font-style-complex="italic"/>
    </style:style>
    <style:style style:name="T54" style:family="text">
      <style:text-properties fo:font-size="12pt" style:font-size-asian="12pt" style:font-size-complex="6.80000019073486pt"/>
    </style:style>
    <style:style style:name="T55" style:family="text">
      <style:text-properties style:font-name="Arial" fo:font-size="11pt" fo:font-weight="bold" style:letter-kerning="true" style:font-name-asian="Arial" style:font-size-asian="11pt" style:font-weight-asian="bold" style:font-name-complex="Arial" style:font-size-complex="11pt" style:font-weight-complex="bold"/>
    </style:style>
    <style:style style:name="T56" style:family="text">
      <style:text-properties style:font-name="Arial" fo:font-size="11pt" fo:font-weight="normal" style:letter-kerning="true" style:font-name-asian="Arial" style:font-size-asian="11pt" style:font-weight-asian="normal" style:font-name-complex="Arial" style:font-size-complex="11pt" style:font-weight-complex="normal"/>
    </style:style>
    <style:style style:name="T57" style:family="text">
      <style:text-properties fo:color="#ff6600" loext:opacity="100%" fo:font-size="12pt" style:font-size-asian="12pt" style:font-size-complex="12pt"/>
    </style:style>
    <style:style style:name="T58" style:family="text">
      <style:text-properties fo:color="#000000" loext:opacity="100%" fo:font-size="12pt" style:font-size-asian="12pt" style:font-size-complex="6.80000019073486pt"/>
    </style:style>
    <style:style style:name="T59" style:family="text">
      <style:text-properties fo:font-size="12pt" fo:font-weight="bold" style:font-size-asian="12pt" style:font-weight-asian="bold" style:font-size-complex="6.80000019073486pt" style:font-weight-complex="bold"/>
    </style:style>
    <style:style style:name="T60" style:family="text">
      <style:text-properties fo:font-size="11pt" fo:font-weight="normal" style:font-size-asian="11pt" style:font-weight-asian="normal" style:font-size-complex="11pt" style:font-weight-complex="normal"/>
    </style:style>
    <style:style style:name="T61" style:family="text">
      <style:text-properties fo:color="#3333ff" loext:opacity="100%" style:font-name="Arial" fo:font-size="11pt" fo:font-weight="bold" style:letter-kerning="true" style:font-name-asian="Arial" style:font-size-asian="11pt" style:font-weight-asian="bold" style:font-name-complex="Arial" style:font-size-complex="11pt" style:font-weight-complex="bold"/>
    </style:style>
    <style:style style:name="T62" style:family="text">
      <style:text-properties fo:color="#c5000b" loext:opacity="100%" style:font-name="Arial" fo:font-size="11pt" fo:font-weight="bold" style:letter-kerning="true" style:font-name-asian="Arial" style:font-size-asian="11pt" style:font-weight-asian="bold" style:font-name-complex="Arial" style:font-size-complex="11pt" style:font-weight-complex="bold"/>
    </style:style>
    <style:style style:name="T63" style:family="text">
      <style:text-properties fo:color="#ff3333" loext:opacity="100%" style:font-name="Arial" fo:font-size="11pt" fo:font-weight="bold" style:letter-kerning="true" style:font-name-asian="Arial" style:font-size-asian="11pt" style:font-weight-asian="bold" style:font-name-complex="Arial" style:font-size-complex="11pt" style:font-weight-complex="bold"/>
    </style:style>
    <style:style style:name="T64" style:family="text">
      <style:text-properties style:font-name="Arial" fo:font-size="8pt" fo:font-style="italic" fo:font-weight="normal" style:letter-kerning="true" style:font-name-asian="Arial" style:font-size-asian="8pt" style:font-style-asian="italic" style:font-weight-asian="normal" style:font-name-complex="Arial" style:font-size-complex="8pt" style:font-style-complex="italic" style:font-weight-complex="normal"/>
    </style:style>
    <style:style style:name="T65" style:family="text">
      <style:text-properties fo:color="#6666ff" loext:opacity="100%" style:font-name="Arial" fo:font-size="11pt" fo:font-weight="normal" style:letter-kerning="true" style:font-name-asian="Arial" style:font-size-asian="11pt" style:font-weight-asian="normal" style:font-name-complex="Arial" style:font-size-complex="11pt" style:font-weight-complex="normal"/>
    </style:style>
    <style:style style:name="T66" style:family="text">
      <style:text-properties fo:color="#ff3333" loext:opacity="100%" style:font-name="Arial" fo:font-size="11pt" fo:font-weight="normal" style:letter-kerning="true" style:font-name-asian="Arial" style:font-size-asian="11pt" style:font-weight-asian="normal" style:font-name-complex="Arial" style:font-size-complex="11pt" style:font-weight-complex="normal"/>
    </style:style>
    <style:style style:name="T67" style:family="text">
      <style:text-properties fo:color="#6666ff" loext:opacity="100%" style:font-name="Arial" fo:font-size="14pt" fo:font-weight="normal" style:letter-kerning="true" style:font-name-asian="Arial" style:font-size-asian="14pt" style:font-weight-asian="normal" style:font-name-complex="Arial" style:font-size-complex="14pt" style:font-weight-complex="normal"/>
    </style:style>
    <style:style style:name="T6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096cm" svg:height="2.566cm" svg:x="3.4cm" svg:y="22.434cm">
          <draw:image xlink:href="Pictures/1000000000000132000000617E14AE21.png" xlink:type="simple" xlink:show="embed" xlink:actuate="onLoad" draw:mime-type="image/png">
            <text:p/>
          </draw:image>
        </draw:frame>
        <draw:rect draw:style-name="gr2" draw:text-style-name="P2" draw:layer="layout" svg:width="19cm" svg:height="1.2cm" svg:x="1cm" svg:y="1cm">
          <text:p text:style-name="P2">Apprendre un nouveau langage : le codage HTML</text:p>
        </draw:rect>
        <draw:frame draw:style-name="gr3" draw:text-style-name="P4" draw:layer="layout" svg:width="18.8cm" svg:height="1.477cm" svg:x="1cm" svg:y="2.3cm">
          <draw:text-box>
            <text:p><text:span text:style-name="T1">Compétences : <text:s/>Imaginer, synthétiser, formaliser et respecter une procédure, un protocole.</text:span></text:p>
            <text:p><text:span text:style-name="T1"><text:tab/></text:span><text:span text:style-name="T1"> </text:span><text:span text:style-name="T1">Appliquer les principes élémentaires de l’algorithmique et du codage à la résolution d’un problème simple</text:span></text:p>
            <text:p text:style-name="P3"><text:span text:style-name="T2"><text:tab/></text:span><text:span text:style-name="T2">Organiser, structurer et stocker des ressources numériques.</text:span></text:p>
            <text:p text:style-name="P3"><text:span text:style-name="T2"><text:tab/></text:span><text:span text:style-name="T2"> </text:span><text:span text:style-name="T2">Développer les bonnes pratiques de l’usage des objets communicants </text:span><text:span text:style-name="T3"><text:tab/></text:span><text:span text:style-name="T3"> </text:span></text:p>
          </draw:text-box>
        </draw:frame>
        <draw:frame draw:style-name="gr4" draw:text-style-name="P16" draw:layer="layout" svg:width="19cm" svg:height="24.966cm" svg:x="1cm" svg:y="3.8cm">
          <draw:text-box>
            <text:p><text:span text:style-name="T4">Vous allez apprendre à coder en html, un langage que vous utilisez tous les jours. Vous voulez commander un objet connecté, des pages web, ...c'est en Html.</text:span></text:p>
            <text:p><text:span text:style-name="T4"><text:tab/></text:span><text:span text:style-name="T4">Que signifie html : …..................................................................................................</text:span></text:p>
            <text:p><text:span text:style-name="T4"/></text:p>
            <text:p><text:span text:style-name="T5">Structure</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6">insérer entre les termes</text:span></text:p>
            <text:p><text:span text:style-name="T4">Dans l'application</text:span><text:span text:style-name="T7"> bloc-notes</text:span><text:span text:style-name="T4"> vous allez saisir ces codes autour de</text:span><text:span text:style-name="T3"> </text:span><text:span text:style-name="T8">balise </text:span><text:span text:style-name="T9">&lt; <text:s text:c="3"/>&gt;</text:span><text:span text:style-name="T3"> <text:s text:c="2"/></text:span></text:p>
            <text:p text:style-name="P5"><text:span text:style-name="T3">&lt; touche à côté du w &gt;</text:span></text:p>
            <text:p text:style-name="P6"><text:span text:style-name="T10"/></text:p>
            <text:p text:style-name="P6"><text:span text:style-name="T11">&lt;!</text:span><text:span text:style-name="T12">doctype</text:span><text:span text:style-name="T13"> </text:span><text:span text:style-name="T14">html</text:span><text:span text:style-name="T15">&gt;</text:span><text:span text:style-name="T13"> </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6">balise utilisation du langage html</text:span></text:p>
            <text:p text:style-name="P6"><text:span text:style-name="T4"/></text:p>
            <text:p text:style-name="P6"><text:span text:style-name="T17">&lt;</text:span><text:span text:style-name="T12">html</text:span><text:span text:style-name="T18">&gt;</text:span><text:span text:style-name="T13"> </text:span><text:span text:style-name="T13"><text:tab/></text:span><text:span text:style-name="T13"><text:tab/></text:span><text:span text:style-name="T13"><text:tab/></text:span><text:span text:style-name="T13"><text:tab/></text:span><text:span text:style-name="T19">première balise et à la fin de la page</text:span><text:span text:style-name="T20"> </text:span><text:span text:style-name="T21">&lt;/</text:span><text:span text:style-name="T22">html</text:span><text:span text:style-name="T21">&gt;</text:span><text:span text:style-name="T19"> </text:span><text:span text:style-name="T20"><text:s/></text:span><text:span text:style-name="T19">une boucle ne peut pas être coupée.</text:span></text:p>
            <text:p text:style-name="P6"><text:span text:style-name="T11">&lt;</text:span><text:span text:style-name="T12">head</text:span><text:span text:style-name="T15">&gt;</text:span><text:span text:style-name="T13"> </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6">tête lue par le navigateur </text:span></text:p>
            <text:p text:style-name="P6"><text:span text:style-name="T11">&lt;</text:span><text:span text:style-name="T12">meta</text:span><text:span text:style-name="T13"> </text:span><text:span text:style-name="T23">charset</text:span><text:span text:style-name="T15">="utf-8"&gt;</text:span><text:span text:style-name="T13"> </text:span><text:span text:style-name="T13"><text:tab/></text:span><text:span text:style-name="T13"><text:tab/></text:span><text:span text:style-name="T13"><text:tab/></text:span><text:span text:style-name="T16">pour permettre un bon affichage jeu de caractères</text:span></text:p>
            <text:p text:style-name="P6"><text:span text:style-name="T11">&lt;</text:span><text:span text:style-name="T24">title</text:span><text:span text:style-name="T17">&gt;</text:span><text:span text:style-name="T25">Evolution des inventions</text:span><text:span text:style-name="T11">&lt;/</text:span><text:span text:style-name="T24">title</text:span><text:span text:style-name="T11">&gt;</text:span><text:span text:style-name="T10"> </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26">titre de la page</text:span></text:p>
            <text:p text:style-name="P6"><text:span text:style-name="T11">&lt;</text:span><text:span text:style-name="T24">link</text:span><text:span text:style-name="T10"> </text:span><text:span text:style-name="T27">rel</text:span><text:span text:style-name="T11">="stylesheet"</text:span><text:span text:style-name="T10"> </text:span><text:span text:style-name="T27">href</text:span><text:span text:style-name="T11">="style.css"&gt;</text:span><text:span text:style-name="T10"> </text:span><text:span text:style-name="T10"><text:tab/></text:span><text:span text:style-name="T10"><text:tab/></text:span><text:span text:style-name="T10"><text:tab/></text:span><text:span text:style-name="T10"> </text:span><text:span text:style-name="T26">permet le lien avec le fichier CSS</text:span></text:p>
            <text:p text:style-name="P6"><text:span text:style-name="T4"/></text:p>
            <text:p text:style-name="P6"><text:span text:style-name="T11">&lt;/</text:span><text:span text:style-name="T24">head</text:span><text:span text:style-name="T11">&gt;</text:span><text:span text:style-name="T10"> </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28">fin de la boucle head (tête)</text:span></text:p>
            <text:p text:style-name="P6"><text:span text:style-name="T15"><text:tab/></text:span><text:span text:style-name="T15"><text:tab/></text:span><text:span text:style-name="T21"> </text:span><text:span text:style-name="T21"><text:tab/></text:span><text:span text:style-name="T21"><text:tab/></text:span><text:span text:style-name="T21">.</text:span></text:p>
            <text:p text:style-name="P7"><text:span text:style-name="T10">Enregistrer sous le nom de fichier <text:s text:c="3"/></text:span><text:span text:style-name="T29">index.html <text:s text:c="4"/></text:span><text:span text:style-name="T4">dans le bon dossier </text:span></text:p>
            <text:p text:style-name="P8"><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28">Vous pouvez aller visualiser votre fichier</text:span></text:p>
            <text:p text:style-name="P8"><text:span text:style-name="T28"><text:s/></text:span><text:span text:style-name="T28">html en cliquant dessus l'ouvrir</text:span></text:p>
            <text:p text:style-name="P6"><text:span text:style-name="T4"/></text:p>
            <text:p text:style-name="P6"><text:span text:style-name="T4"/></text:p>
            <text:p text:style-name="P9"><text:span text:style-name="T30"/></text:p>
            <text:p text:style-name="P6"><text:span text:style-name="T11">&lt;</text:span><text:span text:style-name="T24">body</text:span><text:span text:style-name="T11">&gt;</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création du corps de la page</text:span></text:p>
            <text:p text:style-name="P6"><text:span text:style-name="T4"/></text:p>
            <text:p text:style-name="P6"><text:span text:style-name="T11">&lt;</text:span><text:span text:style-name="T24">h1</text:span><text:span text:style-name="T11">&gt; <text:s text:c="2"/></text:span><text:span text:style-name="T25">L'evolution des telephones ! <text:s/></text:span><text:span text:style-name="T11">&lt;</text:span><text:span text:style-name="T10">/</text:span><text:span text:style-name="T24">h1</text:span><text:span text:style-name="T11">&gt;</text:span><text:span text:style-name="T10"> <text:s/></text:span><text:span text:style-name="T10"><text:tab/></text:span><text:span text:style-name="T10"><text:tab/></text:span><text:span text:style-name="T10"><text:tab/></text:span><text:span text:style-name="T28">h1 est une balise pour les titres</text:span></text:p>
            <text:p text:style-name="P6"><text:span text:style-name="T4"/></text:p>
            <text:p text:style-name="P6"><text:span text:style-name="T11">&lt;</text:span><text:span text:style-name="T24">h2</text:span><text:span text:style-name="T11">&gt; <text:s text:c="3"/></text:span><text:span text:style-name="T25">Invention du telephone <text:s text:c="3"/></text:span><text:span text:style-name="T11">&lt;/</text:span><text:span text:style-name="T24">h2</text:span><text:span text:style-name="T11">&gt;</text:span><text:span text:style-name="T11"><text:tab/></text:span><text:span text:style-name="T31"><text:tab/></text:span><text:span text:style-name="T31"><text:tab/></text:span><text:span text:style-name="T31"><text:tab/></text:span><text:span text:style-name="T31">Le </text:span><text:span text:style-name="T32">h</text:span><text:span text:style-name="T33"> <text:s/>signale un </text:span><text:span text:style-name="T32">titre</text:span><text:span text:style-name="T33"> et la valeur chiffrée </text:span><text:span text:style-name="T34">1,</text:span></text:p>
            <text:p text:style-name="P10"><text:span text:style-name="T35">2 , 3 ,...6 l'importance du titre</text:span></text:p>
            <text:p text:style-name="P6"><text:span text:style-name="T11"/></text:p>
            <text:p text:style-name="P6"><text:span text:style-name="T11">&lt;</text:span><text:span text:style-name="T24">p</text:span><text:span text:style-name="T11">&gt; <text:s text:c="3"/></text:span><text:span text:style-name="T25">ecrire des paragraphes <text:s text:c="3"/></text:span><text:span text:style-name="T11">&lt;/</text:span><text:span text:style-name="T24">p</text:span><text:span text:style-name="T11">&gt;</text:span><text:span text:style-name="T11"><text:tab/></text:span><text:span text:style-name="T31"><text:tab/></text:span></text:p>
            <text:p text:style-name="P8"><text:span text:style-name="T31">permet d'écrire des paragraphes</text:span></text:p>
            <text:p text:style-name="P11"><text:span text:style-name="T31">La balise </text:span><text:span text:style-name="T11">&lt;</text:span><text:span text:style-name="T24">br</text:span><text:span text:style-name="T11">&gt;</text:span><text:span text:style-name="T36"> permet de mettre à la ligne</text:span></text:p>
            <text:p text:style-name="P6"><text:span text:style-name="T11">&lt;/</text:span><text:span text:style-name="T24">body</text:span><text:span text:style-name="T11">&gt;</text:span></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12"><text:span text:style-name="T37"/></text:p>
            <text:p text:style-name="P12"><text:span text:style-name="T37"/></text:p>
            <text:p text:style-name="P12"><text:span text:style-name="T37">La page apparaît avec les <text:s/>titres et des sous titres</text:span></text:p>
            <text:p text:style-name="P13"><text:span text:style-name="T37"><text:s/></text:span><text:span text:style-name="T37">dans le «  body  » corps de la </text:span><text:span text:style-name="T38">page.</text:span></text:p>
            <text:p text:style-name="P6"><text:span text:style-name="T11"/></text:p>
            <text:p text:style-name="P6"><text:span text:style-name="T15"/></text:p>
            <text:p text:style-name="P14"><text:span text:style-name="T15">&lt;/</text:span><text:span text:style-name="T12">html</text:span><text:span text:style-name="T15">&gt;</text:span><text:span text:style-name="T11"> </text:span><text:span text:style-name="T11"><text:tab/></text:span><text:span text:style-name="T11"><text:tab/></text:span><text:span text:style-name="T11">c'est la </text:span><text:span text:style-name="T39">dernière balise <text:s text:c="3"/>une boucle ne peut pas être coupée</text:span><text:span text:style-name="T15">.</text:span><text:span text:style-name="T11"> </text:span></text:p>
            <text:p text:style-name="P15"><text:span text:style-name="T37"/></text:p>
          </draw:text-box>
        </draw:frame>
        <draw:line draw:style-name="gr5" draw:text-style-name="P1" draw:layer="layout" svg:x1="13.5cm" svg:y1="25.15cm" svg:x2="9.9cm" svg:y2="24.75cm">
          <text:p/>
        </draw:line>
        <draw:frame draw:style-name="gr1" draw:text-style-name="P1" draw:layer="layout" svg:width="6cm" svg:height="1.9cm" svg:x="3.7cm" svg:y="24cm">
          <draw:image xlink:href="Pictures/10000000000001200000007BDEDA6650.png" xlink:type="simple" xlink:show="embed" xlink:actuate="onLoad" draw:mime-type="image/png">
            <text:p/>
          </draw:image>
        </draw:frame>
        <draw:line draw:style-name="gr6" draw:text-style-name="P1" draw:layer="layout" svg:x1="16.5cm" svg:y1="6.6cm" svg:x2="16.9cm" svg:y2="6.2cm">
          <text:p/>
        </draw:line>
        <draw:frame draw:style-name="gr7" draw:text-style-name="P17" draw:layer="layout" svg:width="14.1cm" svg:height="1cm" svg:x="4.9cm" svg:y="28.4cm">
          <draw:text-box>
            <text:p><text:span text:style-name="T1"><text:file-name text:display="full">S:\4A\Espace d'échange\4-apprentissage-html.odg</text:file-name></text:span></text:p>
          </draw:text-box>
        </draw:frame>
        <draw:rect draw:style-name="gr2" draw:text-style-name="P18" draw:layer="layout" svg:width="5.1cm" svg:height="1.3cm" svg:x="2.4cm" svg:y="27.5cm">
          <text:p text:style-name="P2"><text:span text:style-name="T3">Vous pouvez </text:span></text:p>
          <text:p text:style-name="P2"><text:span text:style-name="T3">afficher </text:span></text:p>
          <text:p text:style-name="P2"><text:span text:style-name="T3">les 2 écrans.</text:span></text:p>
        </draw:rect>
        <draw:frame draw:style-name="gr1" draw:text-style-name="P1" draw:layer="layout" svg:width="2.275cm" svg:height="0.661cm" svg:x="4.925cm" svg:y="6.939cm">
          <draw:image xlink:href="Pictures/100000000000005600000019DD42DE5F.png" xlink:type="simple" xlink:show="embed" xlink:actuate="onLoad" draw:mime-type="image/png">
            <text:p/>
          </draw:image>
        </draw:frame>
        <draw:polygon draw:style-name="gr8" draw:text-style-name="P20" draw:layer="layout" svg:width="5.199cm" svg:height="1.199cm" svg:x="4.8cm" svg:y="14.5cm" svg:viewBox="0 0 5200 1200" draw:points="0,1200 0,467 0,333 0,0 1733,0 1733,333 5200,333 5200,1200">
          <text:p text:style-name="P19"><text:span text:style-name="T40">4.........</text:span></text:p>
        </draw:polygon>
        <draw:custom-shape draw:style-name="gr9" draw:text-style-name="P22" draw:layer="layout" svg:width="5.75cm" svg:height="0.8cm" draw:transform="rotate (1.5707963267949) translate (0.4cm 13.5cm)">
          <text:p text:style-name="P21"><text:span text:style-name="T41">Tête head</text:span></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22" draw:layer="layout" svg:width="10.3cm" svg:height="0.8cm" draw:transform="rotate (1.5707963267949) translate (0.2cm 26.5cm)">
          <text:p text:style-name="P21"><text:span text:style-name="T41">Corps body</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24" draw:layer="layout" svg:width="2.4cm" svg:height="2cm" svg:x="5cm" svg:y="8cm">
          <text:p text:style-name="P23"><text:span text:style-name="T42">Sur toutes </text:span></text:p>
          <text:p text:style-name="P23"><text:span text:style-name="T42">vos </text:span></text:p>
          <text:p text:style-name="P23"><text:span text:style-name="T42"><text:s/></text:span><text:span text:style-name="T42">page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2" draw:text-style-name="P16" draw:layer="layout" svg:width="5.8cm" svg:height="2.621cm" svg:x="14.25cm" svg:y="21.629cm">
          <draw:text-box>
            <text:p><text:span text:style-name="T4">La page est vide. le titre le sous-titres est visible dans le body (corps).</text:span></text:p>
            <text:p><text:span text:style-name="T4">Vous pouvez rajouter du texte.</text:span></text:p>
          </draw:text-box>
        </draw:frame>
      </draw:page>
      <draw:page draw:name="page2" draw:style-name="dp1" draw:master-page-name="Standard">
        <draw:frame draw:style-name="gr13" draw:text-style-name="P25" draw:layer="layout" svg:width="18.872cm" svg:height="28.039cm" svg:x="1cm" svg:y="1cm">
          <draw:text-box>
            <text:p><text:span text:style-name="T43">Déroulement <text:s text:c="3"/></text:span><text:span text:style-name="T44"><text:s/>PIX Communication et collaboration programmes</text:span></text:p>
            <text:p><text:span text:style-name="T45"/></text:p>
            <text:p><text:span text:style-name="T45">1- Créer les dossiers et rechercher les images nécessaires</text:span></text:p>
            <text:p><text:span text:style-name="T45"/></text:p>
            <text:p><text:span text:style-name="T45"><text:s text:c="4"/></text:span><text:span text:style-name="T45">Dans documents</text:span></text:p>
            <text:p><text:span text:style-name="T45"/></text:p>
            <text:p><text:span text:style-name="T45"/></text:p>
            <text:p><text:span text:style-name="T45"/></text:p>
            <text:p><text:span text:style-name="T45"/></text:p>
            <text:p><text:span text:style-name="T45"/></text:p>
            <text:p><text:span text:style-name="T45"><text:tab/></text:span></text:p>
            <text:p><text:span text:style-name="T45"/></text:p>
            <text:p><text:span text:style-name="T45"/></text:p>
            <text:p><text:span text:style-name="T45"/></text:p>
            <text:p><text:span text:style-name="T45"/></text:p>
            <text:p><text:span text:style-name="T45"/></text:p>
            <text:p><text:span text:style-name="T45"/></text:p>
            <text:p><text:span text:style-name="T45"/></text:p>
            <text:p><text:span text:style-name="T45">2- Sur Bloc-notes créer 3 pages index.html, page2.html <text:s/>et page3.html</text:span></text:p>
            <text:p><text:span text:style-name="T45"><text:tab/></text:span><text:span text:style-name="T45">Sur chaque page, recopier l'entête</text:span><text:span text:style-name="T46"> HEAD</text:span></text:p>
            <text:p><text:span text:style-name="T46"><text:tab/></text:span><text:span text:style-name="T46"><text:tab/></text:span><text:span text:style-name="T46"><text:tab/></text:span><text:span text:style-name="T47">Seul le <text:s/></text:span><text:span text:style-name="T46">Body</text:span><text:span text:style-name="T47"> sera différent </text:span></text:p>
            <text:p><text:span text:style-name="T45"/></text:p>
            <text:p><text:span text:style-name="T48"/></text:p>
            <text:p><text:span text:style-name="T48"/></text:p>
            <text:p><text:span text:style-name="T48">3- Créer un lien hypertexte allant de la page INDEX vers la PAGE2</text:span></text:p>
            <text:p><text:span text:style-name="T43"><text:tab/></text:span><text:span text:style-name="T49">&lt;</text:span><text:span text:style-name="T43">a href="</text:span><text:span text:style-name="T45">page2.html</text:span><text:span text:style-name="T43">"</text:span><text:span text:style-name="T49">&gt;&lt;</text:span><text:span text:style-name="T43">h2</text:span><text:span text:style-name="T49">&gt;</text:span><text:span text:style-name="T45">aller vers la page 2</text:span><text:span text:style-name="T49">&lt;</text:span><text:span text:style-name="T43">/h2</text:span><text:span text:style-name="T49">&gt;&lt;</text:span><text:span text:style-name="T43">/a</text:span><text:span text:style-name="T49">&gt;</text:span></text:p>
            <text:p><text:span text:style-name="T45"/></text:p>
            <text:p><text:span text:style-name="T45">4- Afficher une image</text:span></text:p>
            <text:p><text:span text:style-name="T43"><text:tab/></text:span><text:span text:style-name="T49">&lt;</text:span><text:span text:style-name="T43">img src="</text:span><text:span text:style-name="T45">images/aspi.jpg</text:span><text:span text:style-name="T43">"</text:span><text:span text:style-name="T49">&gt;&lt;</text:span><text:span text:style-name="T43">h2</text:span><text:span text:style-name="T49">&gt;</text:span><text:span text:style-name="T45">affichage d'une image</text:span><text:span text:style-name="T49">&lt;</text:span><text:span text:style-name="T43">/h2</text:span><text:span text:style-name="T49">&gt;</text:span></text:p>
            <text:p><text:span text:style-name="T43"/></text:p>
            <text:p><text:span text:style-name="T45">5- Créer un lien hypertexte ver une image</text:span></text:p>
            <text:p><text:span text:style-name="T43"><text:tab/></text:span><text:span text:style-name="T49">&lt;</text:span><text:span text:style-name="T43">a href=</text:span><text:span text:style-name="T48">"images/idees2.jpg"</text:span><text:span text:style-name="T49">&gt;&lt;</text:span><text:span text:style-name="T43">h2</text:span><text:span text:style-name="T49">&gt;</text:span><text:span text:style-name="T48">création d'un lien</text:span><text:span text:style-name="T49">&lt;</text:span><text:span text:style-name="T43">/h2</text:span><text:span text:style-name="T49">&gt;&lt;</text:span><text:span text:style-name="T43">/a</text:span><text:span text:style-name="T49">&gt;</text:span></text:p>
            <text:p><text:span text:style-name="T43"><text:tab/></text:span><text:span text:style-name="T43"><text:tab/></text:span><text:span text:style-name="T43"><text:tab/></text:span><text:span text:style-name="T43"><text:tab/></text:span></text:p>
            <text:p><text:span text:style-name="T48"/></text:p>
            <text:p><text:span text:style-name="T50">Pour écrire les Lettres </text:span><text:span text:style-name="T51">accentuées</text:span></text:p>
            <text:p><text:span text:style-name="T50"><text:tab/></text:span><text:span text:style-name="T50"><text:tab/></text:span><text:span text:style-name="T50">é <text:s/>&amp;</text:span><text:span text:style-name="T52">e</text:span><text:span text:style-name="T50">acute</text:span><text:span text:style-name="T50"><text:tab/></text:span><text:span text:style-name="T50">â &amp;</text:span><text:span text:style-name="T52">a</text:span><text:span text:style-name="T50">circ</text:span><text:span text:style-name="T50"><text:tab/></text:span><text:span text:style-name="T50"><text:tab/></text:span><text:span text:style-name="T50">à <text:s/>&amp;</text:span><text:span text:style-name="T52">a</text:span><text:span text:style-name="T50">grave</text:span><text:span text:style-name="T50"><text:tab/></text:span><text:span text:style-name="T50">ä &amp;</text:span><text:span text:style-name="T52">a</text:span><text:span text:style-name="T50">uml</text:span><text:span text:style-name="T53"><text:tab/></text:span><text:span text:style-name="T53"><text:tab/></text:span></text:p>
            <text:p><text:span text:style-name="T53"/></text:p>
            <text:p><text:span text:style-name="T53"/></text:p>
            <text:p><text:span text:style-name="T54">6- </text:span><text:span text:style-name="T55"><text:tab/></text:span><text:span text:style-name="T56">Ensuite visualiser vos pages</text:span></text:p>
            <text:p text:style-name="P6"><text:span text:style-name="T56"/></text:p>
            <text:p><text:span text:style-name="T7"/></text:p>
            <text:p><text:span text:style-name="T54"/></text:p>
            <text:p><text:span text:style-name="T54"/></text:p>
          </draw:text-box>
        </draw:frame>
        <draw:polygon draw:style-name="gr8" draw:text-style-name="P26" draw:layer="layout" svg:width="4.199cm" svg:height="1.299cm" svg:x="6.1cm" svg:y="2.8cm" svg:viewBox="0 0 4200 1300" draw:points="0,1300 0,506 0,361 0,0 1400,0 1400,361 4200,361 4200,1300">
          <text:p text:style-name="P19"><text:span text:style-name="T48"><text:s/></text:span><text:span text:style-name="T48">4- <text:s/></text:span></text:p>
        </draw:polygon>
        <draw:polygon draw:style-name="gr8" draw:text-style-name="P27" draw:layer="layout" svg:width="1.599cm" svg:height="0.899cm" svg:x="13.9cm" svg:y="3.1cm" svg:viewBox="0 0 1600 900" draw:points="0,900 0,350 0,250 0,0 533,0 533,250 1600,250 1600,900">
          <text:p text:style-name="P19"><text:span text:style-name="T42">Images</text:span></text:p>
        </draw:polygon>
        <draw:custom-shape draw:style-name="gr14" draw:text-style-name="P2" draw:layer="layout" svg:width="2.3cm" svg:height="0.5cm" svg:x="10.5cm" svg:y="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5" draw:text-style-name="P28" draw:layer="layout" svg:width="2.9cm" svg:height="2.6cm" svg:x="16.4cm" svg:y="2.1cm">
          <text:p text:style-name="P2"><text:span text:style-name="T4">Aspi.jpg</text:span></text:p>
          <text:p text:style-name="P2"><text:span text:style-name="T4">Telephon.png</text:span></text:p>
          <text:p text:style-name="P2"><text:span text:style-name="T4">Tv.gif</text:span></text:p>
        </draw:rect>
        <draw:rect draw:style-name="gr2" draw:text-style-name="P18" draw:layer="layout" svg:width="3.4cm" svg:height="0.6cm" svg:x="16.4cm" svg:y="1.4cm">
          <text:p text:style-name="P2"><text:span text:style-name="T3">Extension ou format</text:span></text:p>
        </draw:rect>
        <draw:rect draw:style-name="gr15" draw:text-style-name="P30" draw:layer="layout" svg:width="5.6cm" svg:height="1.6cm" svg:x="14.9cm" svg:y="5.5cm">
          <text:p text:style-name="P2"><text:span text:style-name="T42">Initiales des prénoms </text:span></text:p>
          <text:p text:style-name="P29"><text:span text:style-name="T42">Jamais d'accent- d'espace</text:span></text:p>
          <text:p text:style-name="P29"><text:span text:style-name="T42"><text:s/></text:span><text:span text:style-name="T42">pas plus de 8 lettres</text:span></text:p>
        </draw:rect>
        <draw:rect draw:style-name="gr15" draw:text-style-name="P30" draw:layer="layout" svg:width="3.4cm" svg:height="1.1cm" svg:x="16.4cm" svg:y="4.5cm">
          <text:p text:style-name="P2"><text:span text:style-name="T42">Renommer correctement </text:span></text:p>
          <text:p text:style-name="P2"><text:span text:style-name="T42">les noms de fichier</text:span></text:p>
        </draw:rect>
        <draw:rect draw:style-name="gr2" draw:text-style-name="P31" draw:layer="layout" svg:width="3.8cm" svg:height="1.9cm" svg:x="7cm" svg:y="4.3cm">
          <text:p text:style-name="P2"><text:span text:style-name="T48">Index.html</text:span></text:p>
          <text:p text:style-name="P2"><text:span text:style-name="T48">Page2.html</text:span></text:p>
          <text:p text:style-name="P2"><text:span text:style-name="T48">Page3.html</text:span></text:p>
        </draw:rect>
        <draw:ellipse draw:style-name="gr2" draw:text-style-name="P32" draw:layer="layout" svg:width="8.3cm" svg:height="1.8cm" svg:x="2.6cm" svg:y="8.5cm">
          <text:p text:style-name="P2"><text:span text:style-name="T4">Le mieux , une fois écrit</text:span></text:p>
          <text:p text:style-name="P2"><text:span text:style-name="T4">c'est d'enregistrer sous</text:span><text:span text:style-name="T57"> … 3</text:span><text:span text:style-name="T4"> fois</text:span></text:p>
        </draw:ellipse>
        <draw:custom-shape draw:style-name="gr16" draw:text-style-name="P33" draw:layer="layout" svg:width="5.8cm" svg:height="3.2cm" svg:x="1.2cm" svg:y="25.9cm">
          <text:p text:style-name="P2">Amusez vous</text:p>
          <text:p text:style-name="P2">Bien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7" draw:text-style-name="P35" draw:layer="layout" svg:width="10cm" svg:height="2.147cm" svg:x="10.6cm" svg:y="26.853cm">
          <draw:text-box>
            <text:p text:style-name="P34"><text:span text:style-name="T4"><text:a xlink:href="https://tutorialehtml.com/fr/html-tutoriel-html-complet" xlink:type="simple">Tutoriel HTML - Tutoriel HTML Complet</text:a></text:span><text:span text:style-name="T4"><text:s/></text:span></text:p>
            <text:p><text:span text:style-name="T4">un lien pour ceux qui veulent se perfectionner .</text:span></text:p>
          </draw:text-box>
        </draw:frame>
        <draw:rect draw:style-name="gr18" draw:text-style-name="P32" draw:layer="layout" svg:width="9.3cm" svg:height="1.5cm" svg:x="10.9cm" svg:y="25.1cm">
          <text:p text:style-name="P2"><text:span text:style-name="T4">Prénom </text:span><text:span text:style-name="T4"><text:tab/></text:span><text:span text:style-name="T4"><text:tab/></text:span><text:span text:style-name="T4"><text:tab/></text:span><text:span text:style-name="T4">4</text:span></text:p>
        </draw:rect>
      </draw:page>
      <draw:page draw:name="page3" draw:style-name="dp1" draw:master-page-name="Standard">
        <draw:frame draw:style-name="gr13" draw:text-style-name="P25" draw:layer="layout" svg:width="18.872cm" svg:height="28.039cm" svg:x="1cm" svg:y="1cm">
          <draw:text-box>
            <text:p><text:span text:style-name="T43">Suite Déroulement 3</text:span></text:p>
            <text:p><text:span text:style-name="T45"/></text:p>
            <text:p><text:span text:style-name="T58"/></text:p>
            <text:p><text:span text:style-name="T54">6- Nous allons réaliser la mise en page et les couleurs de vos pages internet HTML</text:span></text:p>
            <text:p><text:span text:style-name="T54"/></text:p>
            <text:p><text:span text:style-name="T54">Toujours avec le même logiciel </text:span><text:span text:style-name="T59">BLOC-NOTES</text:span></text:p>
            <text:p><text:span text:style-name="T54">Saisir </text:span><text:span text:style-name="T59">des</text:span><text:span text:style-name="T54"> </text:span><text:span text:style-name="T42">(pas toutes)</text:span><text:span text:style-name="T54"> instructions de la page 3 suivante et enregistrer dans le même dossier</text:span></text:p>
            <text:p><text:span text:style-name="T54">Sous le nom de</text:span><text:span text:style-name="T7"> style.css</text:span></text:p>
            <text:p><text:span text:style-name="T7"/></text:p>
            <text:p><text:span text:style-name="T7">Rappel </text:span><text:span text:style-name="T60">dans vos pages html vous avez normalement écrit cette ligne dans &lt;head&gt; </text:span></text:p>
            <text:p text:style-name="P6"><text:span text:style-name="T61">&lt;</text:span><text:span text:style-name="T62">link</text:span><text:span text:style-name="T55"> </text:span><text:span text:style-name="T63">rel</text:span><text:span text:style-name="T61">="stylesheet"</text:span><text:span text:style-name="T55"> </text:span><text:span text:style-name="T63">href</text:span><text:span text:style-name="T61">="style.css"&gt;</text:span><text:span text:style-name="T55"> </text:span><text:span text:style-name="T55"><text:tab/></text:span><text:span text:style-name="T55"><text:tab/></text:span><text:span text:style-name="T55"><text:tab/></text:span><text:span text:style-name="T56"> permet le lien avec le fichier CSS</text:span></text:p>
            <text:p text:style-name="P6"><text:span text:style-name="T56"/></text:p>
            <text:p text:style-name="P6"><text:span text:style-name="T56">Ensuite visualiser vos pages</text:span></text:p>
            <text:p text:style-name="P6"><text:span text:style-name="T56"/></text:p>
            <text:p text:style-name="P6"><text:span text:style-name="T56"/></text:p>
            <text:p text:style-name="P6"><text:span text:style-name="T56"/></text:p>
            <text:p text:style-name="P6"><text:span text:style-name="T56"/></text:p>
            <text:p text:style-name="P6"><text:span text:style-name="T56"/></text:p>
            <text:p text:style-name="P6"><text:span text:style-name="T56"/></text:p>
            <text:p text:style-name="P6"><text:span text:style-name="T64">À recopier à la main sur une feuille</text:span></text:p>
            <text:p text:style-name="P6"><text:span text:style-name="T56"/></text:p>
            <text:p text:style-name="P6"><text:span text:style-name="T56">Lien hypertexte vers une page parente</text:span></text:p>
            <text:p text:style-name="P6"><text:span text:style-name="T56"/></text:p>
            <text:p text:style-name="P6"><text:span text:style-name="T65">&lt;</text:span><text:span text:style-name="T66">a href=</text:span><text:span text:style-name="T56">"../index-4b.html"</text:span><text:span text:style-name="T67">&gt;</text:span><text:span text:style-name="T65">&lt;</text:span><text:span text:style-name="T66">h2</text:span><text:span text:style-name="T67">&gt;</text:span><text:span text:style-name="T56"> vers le <text:s/>sommaire</text:span><text:span text:style-name="T65">&lt;</text:span><text:span text:style-name="T66">/h2</text:span><text:span text:style-name="T67">&gt;</text:span><text:span text:style-name="T56">&lt;</text:span><text:span text:style-name="T66">/a</text:span><text:span text:style-name="T67">&gt;</text:span></text:p>
            <text:p text:style-name="P6"><text:span text:style-name="T56"/></text:p>
            <text:p text:style-name="P6"><text:span text:style-name="T56"/></text:p>
            <text:p text:style-name="P6"><text:span text:style-name="T56">Pour régler la taille d'une image</text:span></text:p>
            <text:p text:style-name="P6"><text:span text:style-name="T65">&lt;</text:span><text:span text:style-name="T66">img src=</text:span><text:span text:style-name="T56">"gif_anime/logo_crehen.png" height=120</text:span><text:span text:style-name="T67">&gt;</text:span></text:p>
            <text:p text:style-name="P6"><text:span text:style-name="T56"/></text:p>
            <text:p text:style-name="P6"><text:span text:style-name="T56"/></text:p>
            <text:p><text:span text:style-name="T7"/></text:p>
            <text:p><text:span text:style-name="T54"/></text:p>
            <text:p><text:span text:style-name="T54"/></text:p>
          </draw:text-box>
        </draw:frame>
        <draw:custom-shape draw:style-name="gr16" draw:text-style-name="P33" draw:layer="layout" svg:width="4.7cm" svg:height="3.2cm" svg:x="5.8cm" svg:y="26.3cm">
          <text:p text:style-name="P2">Amusez vous</text:p>
          <text:p text:style-name="P2">Bien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9" draw:text-style-name="P35" draw:layer="layout" svg:width="9cm" svg:height="2.621cm" svg:x="11cm" svg:y="26.5cm">
          <draw:text-box>
            <text:p><text:span text:style-name="T4"><text:a xlink:href="http://fr.html.net/tutorials/html/lesson6.php" xlink:type="simple">http://fr.html.net/tutorials/html/lesson6.php</text:a></text:span></text:p>
            <text:p><text:span text:style-name="T4"/></text:p>
            <text:p><text:span text:style-name="T4">In lien pour ceux qui veulent se perfectionner .</text:span></text:p>
            <text:p><text:span text:style-name="T4"/></text:p>
          </draw:text-box>
        </draw:frame>
      </draw:page>
      <draw:page draw:name="page4" draw:style-name="dp1" draw:master-page-name="Standard">
        <draw:frame draw:style-name="gr20" draw:text-style-name="P25" draw:layer="layout" svg:width="18.433cm" svg:height="27.446cm" svg:x="0.967cm" svg:y="2.3cm">
          <draw:text-box>
            <text:p><text:span text:style-name="T48">h1</text:span></text:p>
            <text:p><text:span text:style-name="T48">{ font-size: 30px;</text:span></text:p>
            <text:p><text:span text:style-name="T48"><text:tab/></text:span><text:span text:style-name="T48">color: blue;</text:span></text:p>
            <text:p><text:span text:style-name="T48">background-color: black;</text:span></text:p>
            <text:p><text:span text:style-name="T48">}</text:span></text:p>
            <text:p><text:span text:style-name="T48"/></text:p>
            <text:p><text:span text:style-name="T48">h2</text:span></text:p>
            <text:p><text:span text:style-name="T48">{ font-size: 20px;</text:span></text:p>
            <text:p><text:span text:style-name="T48"><text:tab/></text:span><text:span text:style-name="T48">color: green;</text:span></text:p>
            <text:p><text:span text:style-name="T48">text-align: left;</text:span></text:p>
            <text:p><text:span text:style-name="T48">background-color: yellow;</text:span></text:p>
            <text:p><text:span text:style-name="T48">}</text:span></text:p>
            <text:p><text:span text:style-name="T48"/></text:p>
            <text:p><text:span text:style-name="T48">html {</text:span></text:p>
            <text:p><text:span text:style-name="T48"><text:s text:c="2"/></text:span><text:span text:style-name="T48">background-color: #00850F;</text:span></text:p>
            <text:p><text:span text:style-name="T48">}</text:span></text:p>
            <text:p><text:span text:style-name="T48"/></text:p>
            <text:p><text:span text:style-name="T48">p</text:span></text:p>
            <text:p><text:span text:style-name="T48">{ font-size: 45px;</text:span></text:p>
            <text:p><text:span text:style-name="T48"><text:tab/></text:span><text:span text:style-name="T48">color: yellow;</text:span></text:p>
            <text:p><text:span text:style-name="T48">padding-left: 50px;</text:span></text:p>
            <text:p><text:span text:style-name="T48">border: 1px solid black;</text:span></text:p>
            <text:p><text:span text:style-name="T48">}</text:span></text:p>
            <text:p><text:span text:style-name="T48"/></text:p>
            <text:p><text:span text:style-name="T48">body {</text:span></text:p>
            <text:p><text:span text:style-name="T48"><text:s text:c="2"/></text:span><text:span text:style-name="T48">width: 1200px;</text:span></text:p>
            <text:p><text:span text:style-name="T48"><text:s text:c="2"/></text:span><text:span text:style-name="T48">margin: 0 auto;</text:span></text:p>
            <text:p><text:span text:style-name="T48"><text:s text:c="2"/></text:span><text:span text:style-name="T48">background-color: #FF9500;</text:span></text:p>
            <text:p><text:span text:style-name="T48"><text:s text:c="2"/></text:span><text:span text:style-name="T48">padding: 0 20px 20px 20px;</text:span></text:p>
            <text:p><text:span text:style-name="T48"><text:s text:c="2"/></text:span><text:span text:style-name="T48">border: 20px solid black;</text:span></text:p>
            <text:p><text:span text:style-name="T48"><text:s text:c="2"/></text:span><text:span text:style-name="T48">text-align: center;</text:span></text:p>
            <text:p><text:span text:style-name="T48">}</text:span></text:p>
            <text:p><text:span text:style-name="T48"/></text:p>
            <text:p><text:span text:style-name="T48"/></text:p>
            <text:p><text:span text:style-name="T48">img </text:span></text:p>
            <text:p><text:span text:style-name="T48">{</text:span></text:p>
            <text:p><text:span text:style-name="T48"><text:s text:c="2"/></text:span><text:span text:style-name="T48">display: block;</text:span></text:p>
            <text:p><text:span text:style-name="T48"><text:s text:c="2"/></text:span><text:span text:style-name="T48">margin: 0 auto;</text:span></text:p>
            <text:p><text:span text:style-name="T48">}</text:span></text:p>
            <text:p><text:span text:style-name="T48"/></text:p>
            <text:p><text:span text:style-name="T48"/></text:p>
          </draw:text-box>
        </draw:frame>
        <draw:rect draw:style-name="gr2" draw:text-style-name="P36" draw:layer="layout" svg:width="17.9cm" svg:height="1.4cm" svg:x="1.4cm" svg:y="0.8cm">
          <text:p text:style-name="P2"><text:span text:style-name="T68">Pour le fichier style.css</text:span></text:p>
        </draw:rect>
        <draw:rect draw:style-name="gr21" draw:text-style-name="P37" draw:layer="layout" svg:width="17.75cm" svg:height="1.65cm" svg:x="1cm" svg:y="24.6cm">
          <text:p text:style-name="P2"><text:span text:style-name="T8">A <text:s/>vous d'essayer différentes solutions </text:span></text:p>
          <text:p text:style-name="P2"><text:span text:style-name="T8">en fonction de vos goûts</text:span></text:p>
        </draw:rect>
        <draw:rect draw:style-name="gr22" draw:text-style-name="P38" draw:layer="layout" svg:width="8.6cm" svg:height="1.8cm" svg:x="10.4cm" svg:y="2.6cm">
          <text:p text:style-name="P2"><text:span text:style-name="T4">Taille de la police 20 pixel</text:span></text:p>
          <text:p text:style-name="P2"><text:span text:style-name="T4">Couleur bleue</text:span></text:p>
          <text:p text:style-name="P2"><text:span text:style-name="T4">Couleur de l'arrière plan</text:span></text:p>
        </draw:rect>
        <draw:rect draw:style-name="gr23" draw:text-style-name="P39" draw:layer="layout" svg:width="8.6cm" svg:height="2.1cm" svg:x="10.4cm" svg:y="6.2cm">
          <text:p text:style-name="P2"><text:span text:style-name="T4">Taille écriture</text:span></text:p>
          <text:p text:style-name="P2"><text:span text:style-name="T4">De couleur verte</text:span></text:p>
          <text:p text:style-name="P2"><text:span text:style-name="T4">Alignement du texte à gauche</text:span></text:p>
          <text:p text:style-name="P2"><text:span text:style-name="T4">Arrière plan yellow</text:span></text:p>
        </draw:rect>
        <draw:rect draw:style-name="gr21" draw:text-style-name="P40" draw:layer="layout" svg:width="8.6cm" svg:height="2.2cm" svg:x="10.5cm" svg:y="9.4cm">
          <text:p text:style-name="P2"><text:span text:style-name="T4">C'est la couleur de la fenêtre html</text:span></text:p>
          <text:p text:style-name="P2"><text:span text:style-name="T4">#00850f couleur verte</text:span></text:p>
          <text:p text:style-name="P2"><text:span text:style-name="T4">#fdee00 jaune</text:span></text:p>
          <text:p text:style-name="P2"><text:span text:style-name="T4">Mettre yellow ou red, ...</text:span></text:p>
        </draw:rect>
        <draw:rect draw:style-name="gr21" draw:text-style-name="P40" draw:layer="layout" svg:width="8.6cm" svg:height="1.8cm" svg:x="10.7cm" svg:y="12.8cm">
          <text:p text:style-name="P2"><text:span text:style-name="T4">Interligne de 50 pixels</text:span></text:p>
          <text:p text:style-name="P2"><text:span text:style-name="T4">Épaisseur bordure </text:span></text:p>
          <text:p text:style-name="P2"><text:span text:style-name="T4">Trait de 1 pixel couleur noire</text:span></text:p>
        </draw:rect>
        <draw:rect draw:style-name="gr21" draw:text-style-name="P40" draw:layer="layout" svg:width="8.6cm" svg:height="3.1cm" svg:x="10.7cm" svg:y="16.6cm">
          <text:p text:style-name="P2"><text:span text:style-name="T4">Largeur du corps 1200pixels</text:span></text:p>
          <text:p text:style-name="P2"><text:span text:style-name="T4">Marge </text:span></text:p>
          <text:p text:style-name="P2"><text:span text:style-name="T4">Couleur arrière plan</text:span></text:p>
          <text:p text:style-name="P2"><text:span text:style-name="T4">Interligne</text:span></text:p>
          <text:p text:style-name="P2"><text:span text:style-name="T4">Bordure épaisseur</text:span></text:p>
          <text:p text:style-name="P2"><text:span text:style-name="T4">Alignement du texte</text:span></text:p>
        </draw:rect>
        <draw:rect draw:style-name="gr21" draw:text-style-name="P40" draw:layer="layout" svg:width="9.75cm" svg:height="1.2cm" svg:x="9.75cm" svg:y="22cm">
          <text:p text:style-name="P2"><text:span text:style-name="T4">Permet de centrer les images</text:span></text:p>
        </draw:rect>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swiss"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loext:opacity="100%" style:text-underline-style="solid" style:text-underline-width="auto" style:text-underline-color="font-color"/>
    </style:style>
    <style:style style:name="FollowedHyperlink" style:family="graphic">
      <style:paragraph-properties style:text-autospace="none"/>
      <style:text-properties fo:color="#800080" loext:opacity="100%" style:text-underline-style="solid" style:text-underline-width="auto" style:text-underline-color="font-color"/>
    </style:style>
    <style:style style:name="Keyboard" style:family="graphic">
      <style:paragraph-properties style:text-autospace="none"/>
      <style:text-properties style:font-name="Courier New" fo:font-family="'Courier New'" style:font-family-generic="swiss" style:font-pitch="fixed" fo:font-size="10pt" fo:font-weight="bold" style:font-name-asian="Courier New" style:font-family-asian="'Courier New'" style:font-family-generic-asian="swiss" style:font-pitch-asian="fixed" style:font-size-asian="10pt" style:font-weight-asian="bold" style:font-name-complex="Courier New"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loext:tab-stop-distance="0cm">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style:style>
    <style:style style:name="z-Top_20_of_20_Form" style:display-name="z-Top of Form" style:family="graphic">
      <style:paragraph-properties fo:text-align="center"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style:style>
    <style:style style:name="Sample" style:family="graphic">
      <style:paragraph-properties style:text-autospace="none"/>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loext:opacity="100%"/>
    </style:style>
    <style:style style:name="Comment" style:family="graphic">
      <style:paragraph-properties style:text-autospace="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19-12-11T08:56:05.57</meta:creation-date>
    <dc:date>2025-11-03T15:16:35.663000000</dc:date>
    <meta:editing-duration>PT13H46M59S</meta:editing-duration>
    <meta:editing-cycles>63</meta:editing-cycles>
    <meta:generator>LibreOffice/24.2.3.2$Windows_X86_64 LibreOffice_project/433d9c2ded56988e8a90e6b2e771ee4e6a5ab2ba</meta:generator>
    <meta:document-statistic meta:object-count="40"/>
  </office:meta>
</office:document-meta>
</file>